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text-outline="false" style:text-line-through-style="none" style:font-name="Arial" fo:font-size="10.5pt" fo:font-style="normal" fo:text-shadow="none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font-name="Arial" fo:font-size="10.5pt" fo:font-style="normal" fo:text-shadow="none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 style:text-emphasize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HA APP</text:p>
      <text:p text:style-name="P1"/>
      <text:p text:style-name="P4">Project Name:-RAHA APP</text:p>
      <text:p text:style-name="P4"/>
      <text:p text:style-name="P4">Modules:-</text:p>
      <text:p text:style-name="P4"/>
      <text:p text:style-name="P4">1.Service Provider(Web Panel)</text:p>
      <text:p text:style-name="P4"/>
      <text:p text:style-name="P4">2.Employee(App)</text:p>
      <text:p text:style-name="P4"/>
      <text:p text:style-name="P4">3.Client(App)</text:p>
      <text:p text:style-name="P4"/>
      <text:p text:style-name="P4">4.Admin(web Panel)</text:p>
      <text:p text:style-name="P4"/>
      <text:p text:style-name="P4">Technologies Used For Project:-</text:p>
      <text:p text:style-name="P4"/>
      <text:p text:style-name="P4">1.Angular js</text:p>
      <text:p text:style-name="P4"/>
      <text:p text:style-name="P4">2.Web Api.</text:p>
      <text:p text:style-name="P4"/>
      <text:p text:style-name="P4">3.Identity</text:p>
      <text:p text:style-name="P4"/>
      <text:p text:style-name="P4">4.Unity dependency-injection. </text:p>
      <text:p text:style-name="P4"/>
      <text:p text:style-name="P1"/>
      <text:p text:style-name="P1">List Of Tables</text:p>
      <text:p text:style-name="Standard"/>
      <text:p text:style-name="Standard">1.<text:span text:style-name="T1">User Table</text:span></text:p>
      <text:p text:style-name="P2"/>
      <text:p text:style-name="P2">2.Role Table</text:p>
      <text:p text:style-name="P2"/>
      <text:p text:style-name="P2">3.User Roles Table</text:p>
      <text:p text:style-name="P2"/>
      <text:p text:style-name="P2">4.Service Provider Table</text:p>
      <text:p text:style-name="P2"/>
      <text:p text:style-name="P2">5.Employee Table</text:p>
      <text:p text:style-name="P2"/>
      <text:p text:style-name="P2">6.Client Table</text:p>
      <text:p text:style-name="P2"/>
      <text:p text:style-name="P2">7.Service Table</text:p>
      <text:p text:style-name="P2"/>
      <text:p text:style-name="P2">8.Employee Service Mapping Table</text:p>
      <text:p text:style-name="P2"/>
      <text:p text:style-name="P2">9.Employee Service Provider Mapping Table</text:p>
      <text:p text:style-name="P2"/>
      <text:p text:style-name="P2">10.Job Table</text:p>
      <text:p text:style-name="P2"/>
      <text:p text:style-name="P2">11.Job Service Mapping Table</text:p>
      <text:p text:style-name="P2"/>
      <text:p text:style-name="P2">12.Job Service Pictures Mapping Table</text:p>
      <text:p text:style-name="P2"/>
      <text:p text:style-name="P2">13.Service Provider Image Table</text:p>
      <text:p text:style-name="P2"><text:soft-page-break/></text:p>
      <text:p text:style-name="P2">14.Rating Table</text:p>
      <text:p text:style-name="P2"/>
      <text:p text:style-name="P2">15.Complaints Table</text:p>
      <text:p text:style-name="P2"/>
      <text:p text:style-name="P2">16.Complaint Image Table</text:p>
      <text:p text:style-name="P2"/>
      <text:p text:style-name="P2">17.Plan Table</text:p>
      <text:p text:style-name="P2"/>
      <text:p text:style-name="P2">18.User Plan Mapping Table</text:p>
      <text:p text:style-name="P2"/>
      <text:p text:style-name="P2">19.Payments Table</text:p>
      <text:p text:style-name="P2"/>
      <text:p text:style-name="P2">20.Refund Table</text:p>
      <text:p text:style-name="Standard"/>
      <text:p text:style-name="Standard">21.Employee Schedule Table</text:p>
      <text:p text:style-name="Standard"/>
      <text:p text:style-name="Standard">22.Client Location Mapping Table</text:p>
      <text:p text:style-name="Standard"/>
      <text:p text:style-name="Standard">23.Admin Table</text:p>
      <text:p text:style-name="Standard"/>
      <text:p text:style-name="Standard">24.Job Request Table</text:p>
      <text:p text:style-name="Standard"/>
      <text:p text:style-name="Standard">25.App Setting Table</text:p>
      <text:p text:style-name="Standard"/>
      <text:p text:style-name="Standard">26.Payment Settlement 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2:04:59.23</meta:creation-date>
    <dc:date>2015-09-25T12:54:38.90</dc:date>
    <meta:editing-duration>PT8H21M9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2" meta:paragraph-count="39" meta:word-count="102" meta:character-count="781"/>
  </office:meta>
</office:document-meta>
</file>